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Tahoma1" svg:font-family="Tahoma"/>
    <style:font-face style:name="Times New Roman1" svg:font-family="'Times New Roman'"/>
    <style:font-face style:name="Arial" svg:font-family="Aria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3" style:family="paragraph" style:parent-style-name="Default_20_Text">
      <style:text-properties style:text-underline-style="solid" style:text-underline-type="single" style:text-underline-width="auto" style:text-underline-color="font-color" fo:font-weight="bold" style:font-weight-asian="bold" style:font-weight-complex="bold"/>
    </style:style>
    <style:style style:name="P4" style:family="paragraph" style:parent-style-name="Default_20_Text">
      <style:text-properties style:text-underline-style="none" style:text-underline-type="none" style:text-underline-width="none" fo:font-weight="normal" style:font-weight-asian="normal" style:font-weight-complex="normal"/>
    </style:style>
    <style:style style:name="P5" style:family="paragraph" style:parent-style-name="Default_20_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type="single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text:s text:c="38"/><text:span text:style-name="T2">END USER HELP MANUAL</text:span></text:p>
      <text:p text:style-name="P3"/>
      <text:p text:style-name="P3"/>
      <text:p text:style-name="P3">To deploy the WAR file in the websphere, follow these steps</text:p>
      <text:p text:style-name="P3"/>
      <text:p text:style-name="P4"><text:s text:c="4"/>Login to WebSphere Portal using an ID with sufficient access rights to install a portlet.</text:p>
      <text:p text:style-name="P4"><text:s text:c="4"/>Click Administration in the toolbar.</text:p>
      <text:p text:style-name="P4"><text:s text:c="4"/>Under Portlet Management in the navigation tree, click Web Modules.</text:p>
      <text:p text:style-name="P4"><text:s text:c="4"/>Click Install.</text:p>
      <text:p text:style-name="P4"><text:s text:c="4"/>Enter the location of the WAR file or click Browse to navigate to the file location.</text:p>
      <text:p text:style-name="P4"><text:s text:c="4"/>Click Next.</text:p>
      <text:p text:style-name="P4"><text:s text:c="4"/>Verify the WAR file information.</text:p>
      <text:p text:style-name="P4"><text:s text:c="4"/>Click Finish to install the WAR file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Tahoma1" svg:font-family="Tahoma"/>
    <style:font-face style:name="Times New Roman1" svg:font-family="'Times New Roman'"/>
    <style:font-face style:name="Arial" svg:font-family="Arial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2pt" style:language-asian="none" style:country-asian="none" style:font-name-complex="Tahoma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1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2.0_20090217.1625/Win32</meta:generator>
    <!--645(Build:8693)-->
    <meta:initial-creator>Aanchal</meta:initial-creator>
    <meta:creation-date>2012-03-23T16:04:19</meta:creation-date>
    <dc:creator>Aanchal</dc:creator>
    <dc:date>2012-04-07T08:47:01</dc:date>
    <dc:language>en-US</dc:language>
    <meta:editing-cycles>2</meta:editing-cycles>
    <meta:editing-duration>PT3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77" meta:character-count="519"/>
  </office:meta>
</office:document-meta>
</file>